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ookshelf Symbol 7" svg:font-family="'Bookshelf Symbol 7'" style:font-pitch="variable" style:font-charset="x-symbol"/>
    <style:font-face style:name="Mangal1" svg:font-family="Mangal"/>
    <style:font-face style:name="Courier New" svg:font-family="'Courier New'" style:font-adornments="Fett" style:font-family-generic="modern" style:font-pitch="fixed"/>
    <style:font-face style:name="Lucida Console" svg:font-family="'Lucida Console'" style:font-family-generic="modern" style:font-pitch="fixed"/>
    <style:font-face style:name="Linux Biolinum G" svg:font-family="'Linux Biolinum G'" style:font-pitch="variable"/>
    <style:font-face style:name="Adobe Arabic" svg:font-family="'Adobe Arabic'" style:font-family-generic="roman" style:font-pitch="variable"/>
    <style:font-face style:name="Adobe Caslon Pro Bold" svg:font-family="'Adobe Caslon Pro Bold'" style:font-family-generic="roman" style:font-pitch="variable"/>
    <style:font-face style:name="Liberation Serif" svg:font-family="'Liberation Serif'" style:font-family-generic="roman" style:font-pitch="variable"/>
    <style:font-face style:name="Minion-Regular" svg:font-family="Minion-Regular" style:font-family-generic="roman" style:font-pitch="variable"/>
    <style:font-face style:name="Adobe Fan Heiti Std B" svg:font-family="'Adobe Fan Heiti Std B'" style:font-family-generic="swiss" style:font-pitch="variable"/>
    <style:font-face style:name="Adobe Gothic Std B" svg:font-family="'Adobe Gothic Std B'" style:font-adornments="B" style:font-family-generic="swiss" style:font-pitch="variable"/>
    <style:font-face style:name="Agency FB" svg:font-family="'Agency FB'" style:font-adornments="Fett" style:font-family-generic="swiss" style:font-pitch="variable"/>
    <style:font-face style:name="Arial Unicode MS" svg:font-family="'Arial Unicode MS'" style:font-family-generic="swiss" style:font-pitch="variable"/>
    <style:font-face style:name="Berlin Sans FB" svg:font-family="'Berlin Sans FB'" style:font-adornments="Fett" style:font-family-generic="swiss" style:font-pitch="variable"/>
    <style:font-face style:name="Calibri" svg:font-family="Calibri" style:font-adornments="Bold" style:font-family-generic="swiss" style:font-pitch="variable"/>
    <style:font-face style:name="Calibri Light" svg:font-family="'Calibri Light'" style:font-family-generic="swiss" style:font-pitch="variable"/>
    <style:font-face style:name="Candara" svg:font-family="Candara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Calibri" officeooo:rsid="00159c92" officeooo:paragraph-rsid="00159c92"/>
    </style:style>
    <style:style style:name="P2" style:family="paragraph" style:parent-style-name="Standard" style:list-style-name="L1">
      <style:paragraph-properties fo:line-height="150%"/>
      <style:text-properties style:font-name="Calibri" officeooo:rsid="00159c92" officeooo:paragraph-rsid="00159c92"/>
    </style:style>
    <style:style style:name="P3" style:family="paragraph" style:parent-style-name="Standard" style:list-style-name="L1">
      <style:paragraph-properties fo:line-height="150%"/>
      <style:text-properties style:font-name="Calibri" officeooo:rsid="0018413b" officeooo:paragraph-rsid="0018413b"/>
    </style:style>
    <style:style style:name="P4" style:family="paragraph" style:parent-style-name="Standard">
      <style:paragraph-properties fo:line-height="150%"/>
      <style:text-properties style:font-name="Calibri" officeooo:rsid="0018413b" officeooo:paragraph-rsid="0018413b"/>
    </style:style>
    <style:style style:name="P5" style:family="paragraph" style:parent-style-name="Standard">
      <style:paragraph-properties fo:line-height="150%"/>
      <style:text-properties style:font-name="Calibri" officeooo:paragraph-rsid="0018413b"/>
    </style:style>
    <style:style style:name="P6" style:family="paragraph" style:parent-style-name="Standard" style:list-style-name="L1">
      <style:paragraph-properties fo:line-height="150%"/>
      <style:text-properties style:font-name="Calibri" officeooo:rsid="00191a1a" officeooo:paragraph-rsid="00191a1a"/>
    </style:style>
    <style:style style:name="P7" style:family="paragraph" style:parent-style-name="Text_20_body" style:list-style-name="L2">
      <style:text-properties officeooo:rsid="00163720" officeooo:paragraph-rsid="00163720"/>
    </style:style>
    <style:style style:name="P8" style:family="paragraph" style:parent-style-name="Text_20_body" style:list-style-name="L3">
      <style:text-properties officeooo:rsid="00163720" officeooo:paragraph-rsid="00163720"/>
    </style:style>
    <style:style style:name="P9" style:family="paragraph" style:parent-style-name="Text_20_body" style:list-style-name="L4">
      <style:text-properties officeooo:rsid="00163720" officeooo:paragraph-rsid="00163720"/>
    </style:style>
    <style:style style:name="P10" style:family="paragraph" style:parent-style-name="Text_20_body">
      <style:text-properties style:font-name="Calibri" officeooo:rsid="00163720" officeooo:paragraph-rsid="00163720"/>
    </style:style>
    <style:style style:name="P11" style:family="paragraph" style:parent-style-name="Text_20_body">
      <style:text-properties style:font-name="Calibri" officeooo:rsid="0018413b" officeooo:paragraph-rsid="0018413b"/>
    </style:style>
    <style:style style:name="P12" style:family="paragraph" style:parent-style-name="Text_20_body">
      <style:text-properties style:font-name="Calibri" officeooo:rsid="0018413b" officeooo:paragraph-rsid="00191a1a"/>
    </style:style>
    <style:style style:name="P13" style:family="paragraph" style:parent-style-name="Text_20_body" style:list-style-name="L5">
      <style:text-properties officeooo:rsid="0018413b" officeooo:paragraph-rsid="0018413b"/>
    </style:style>
    <style:style style:name="P14" style:family="paragraph" style:parent-style-name="Text_20_body" style:list-style-name="L4">
      <style:text-properties officeooo:rsid="0018413b" officeooo:paragraph-rsid="0018413b"/>
    </style:style>
    <style:style style:name="P15" style:family="paragraph" style:parent-style-name="Heading_20_1">
      <style:text-properties style:font-name="Calibri"/>
    </style:style>
    <style:style style:name="P16" style:family="paragraph" style:parent-style-name="Heading_20_1">
      <style:text-properties style:font-name="Calibri" officeooo:rsid="00163720" officeooo:paragraph-rsid="00163720"/>
    </style:style>
    <style:style style:name="P17" style:family="paragraph" style:parent-style-name="Heading_20_2">
      <style:text-properties style:font-name="Calibri"/>
    </style:style>
    <style:style style:name="P18" style:family="paragraph" style:parent-style-name="Heading_20_2">
      <style:text-properties officeooo:rsid="00163720" officeooo:paragraph-rsid="00163720"/>
    </style:style>
    <style:style style:name="T1" style:family="text">
      <style:text-properties officeooo:rsid="00159c92"/>
    </style:style>
    <style:style style:name="T2" style:family="text">
      <style:text-properties officeooo:rsid="00163720"/>
    </style:style>
    <style:style style:name="T3" style:family="text">
      <style:text-properties style:font-name="Calibri"/>
    </style:style>
    <style:style style:name="T4" style:family="text">
      <style:text-properties officeooo:rsid="0018413b"/>
    </style:style>
    <style:style style:name="T5" style:family="text">
      <style:text-properties officeooo:rsid="00191a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Begriffe</text:h>
      <text:h text:style-name="P18" text:outline-level="2"><text:span text:style-name="T3">DSL</text:span></text:h>
      <text:list xml:id="list6651969616777269053" text:style-name="L3">
        <text:list-item>
          <text:p text:style-name="P8"><text:span text:style-name="T3">Digital Social Learning</text:span></text:p>
        </text:list-item>
      </text:list>
      <text:h text:style-name="P18" text:outline-level="2"><text:span text:style-name="T3">ESN</text:span></text:h>
      <text:list xml:id="list4510398041548954942" text:style-name="L2">
        <text:list-item>
          <text:p text:style-name="P7"><text:span text:style-name="T3">Enterprise Social Networks (auch Enterprise 2.0)</text:span></text:p>
        </text:list-item>
        <text:list-item>
          <text:p text:style-name="P7"><text:span text:style-name="T3">Bedient sich Web 2.0 Paradigmen und Social Media Techniken</text:span></text:p>
        </text:list-item>
      </text:list>
      <text:h text:style-name="Heading_20_2" text:outline-level="2"><text:span text:style-name="T3">Gamification</text:span></text:h>
      <text:list xml:id="list2383312408727911256" text:style-name="L5">
        <text:list-item>
          <text:p text:style-name="P13"><text:span text:style-name="T3">Anreicherung von Produkten, Dienstleistungen etc. mit Spiel-Elementen</text:span></text:p>
          <text:p text:style-name="P13"><text:span text:style-name="T3">→ Zusammensetzung aus Kernleistung und gamifizierter Zusatzleistung</text:span></text:p>
        </text:list-item>
      </text:list>
      <text:h text:style-name="Heading_20_2" text:outline-level="2"><text:span text:style-name="T3">Serious Gaming</text:span></text:h>
      <text:list xml:id="list4498204640364292490" text:style-name="L4">
        <text:list-item>
          <text:p text:style-name="P9"><text:span text:style-name="T3">Nutzung von Spielmechaniken und Gamedesign zum Lernen</text:span></text:p>
        </text:list-item>
        <text:list-item>
          <text:p text:style-name="P9"><text:span text:style-name="T3">spielerische Elemente verbunden mit seriösem Kontent, Fähigkeiten steigern</text:span></text:p>
        </text:list-item>
        <text:list-item>
          <text:p text:style-name="P9"><text:span text:style-name="T3">Mittel ist Wiederholung und Begeisterung</text:span></text:p>
        </text:list-item>
        <text:list-item>
          <text:p text:style-name="P14"><text:span text:style-name="T3">Im Gegensatz zu Gamification mit spezifischem Lernziel verknüpft</text:span></text:p>
        </text:list-item>
      </text:list>
      <text:h text:style-name="P16" text:outline-level="1">Aspekte</text:h>
      <text:p text:style-name="P10">Fähigkeiten steigern durch Wiederholung, spannende Elemente und herausfordernde Erfahrungen</text:p>
      <text:p text:style-name="P10">Fokus auf Unterhaltung und Spannung und quasi Lernen nebenbei → Motivation</text:p>
      <text:p text:style-name="P11">Bei Nutzern der Kernleistung einzelne Nutzungsmotive hinsichtlich der Kernleistung durch spiel-ähnliche Nutzungserfahrung aktivieren → Unterstützung des Konsums der Kernleistung</text:p>
      <text:p text:style-name="P12">Verhalten der Nutzer ändern <text:span text:style-name="T5">oder Einführung neuer Verhaltensweisen</text:span> <text:span text:style-name="T5">durch positive emotionale Rückmeldung</text:span></text:p>
      <text:h text:style-name="P15" text:outline-level="1">Typische Game Mechaniken</text:h>
      <text:p text:style-name="P1">Storytelling, Fortschritt, Challenges, Zeitdruck, Belohnungen, Feedback, Belohnungen: Punkte, Ränge, Level, Status, Badges</text:p>
      <text:p text:style-name="P1">Besonderer Wert auf</text:p>
      <text:h text:style-name="P17" text:outline-level="2">Challenges</text:h>
      <text:p text:style-name="P1">höher werdender Schwierigkeitslevel → Challenge</text:p>
      <text:p text:style-name="P1">Intrinsische Motivation durch kognitive Challenges</text:p>
      <text:p text:style-name="P1"><text:soft-page-break/>Extrinsische Motivation durch <text:span text:style-name="T4">Wahrnehmung</text:span>/Anerkennung der Erfolge</text:p>
      <text:p text:style-name="P1">→ beides führt zu Reflexion und Kontextualisierung der eigenen Arbeit</text:p>
      <text:h text:style-name="P17" text:outline-level="2">Fee<text:span text:style-name="T1">d</text:span>back </text:h>
      <text:p text:style-name="P1">unterstützt Lernprozess und schafft gleichzeitig Motivation</text:p>
      <text:h text:style-name="P17" text:outline-level="2">Fortschrittsanzeige</text:h>
      <text:p text:style-name="P1">unterstützt Reflexion der Leistung; Ausprägungen sind Progress Bar oder Lurve</text:p>
      <text:p text:style-name="P1"/>
      <text:p text:style-name="P1">→ Challenges, Fortschrittsanzeige und Feedback erhöhen Nutzermotivation</text:p>
      <text:p text:style-name="P1">Motivation <text:span text:style-name="T2">wird </text:span>aber auch durch soziale Einbettung <text:span text:style-name="T2">(Netzwerktypen)</text:span> bestimmt <text:span text:style-name="T2">(Schule, in der sich alle gut kennen vs. Veranstaltung mit vielen Teilnehmern aus vielen Bereichen)</text:span></text:p>
      <text:h text:style-name="Heading_20_1" text:outline-level="1">Motive</text:h>
      <text:p text:style-name="P4">Wissbegierde</text:p>
      <text:p text:style-name="P4">Soziale Anerkennung</text:p>
      <text:p text:style-name="P4">Sozialer Austausch</text:p>
      <text:p text:style-name="P5"><text:span text:style-name="T4">Kognitive Stimulation</text:span></text:p>
      <text:h text:style-name="P15" text:outline-level="1">Problematische Aspekte</text:h>
      <text:list xml:id="list6779878018193356470" text:style-name="L1">
        <text:list-item>
          <text:p text:style-name="P2">dynamische Themen</text:p>
        </text:list-item>
        <text:list-item>
          <text:p text:style-name="P2">Potenzial für Sucht <text:span text:style-name="T2">bzw. zu hohe Ablenkung von der Kernleistung</text:span> → andere Aufgaben vernachlässigen</text:p>
        </text:list-item>
        <text:list-item>
          <text:p text:style-name="P3">Datenschutz</text:p>
        </text:list-item>
        <text:list-item>
          <text:p text:style-name="P3">Verhältnis der Förderung von intrinsischer und extrinsischer Motivation</text:p>
        </text:list-item>
        <text:list-item>
          <text:p text:style-name="P6">verschiedene demographische Gruppen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Bookshelf Symbol 7" svg:font-family="'Bookshelf Symbol 7'" style:font-pitch="variable" style:font-charset="x-symbol"/>
    <style:font-face style:name="Mangal1" svg:font-family="Mangal"/>
    <style:font-face style:name="Courier New" svg:font-family="'Courier New'" style:font-adornments="Fett" style:font-family-generic="modern" style:font-pitch="fixed"/>
    <style:font-face style:name="Lucida Console" svg:font-family="'Lucida Console'" style:font-family-generic="modern" style:font-pitch="fixed"/>
    <style:font-face style:name="Linux Biolinum G" svg:font-family="'Linux Biolinum G'" style:font-pitch="variable"/>
    <style:font-face style:name="Adobe Arabic" svg:font-family="'Adobe Arabic'" style:font-family-generic="roman" style:font-pitch="variable"/>
    <style:font-face style:name="Adobe Caslon Pro Bold" svg:font-family="'Adobe Caslon Pro Bold'" style:font-family-generic="roman" style:font-pitch="variable"/>
    <style:font-face style:name="Liberation Serif" svg:font-family="'Liberation Serif'" style:font-family-generic="roman" style:font-pitch="variable"/>
    <style:font-face style:name="Minion-Regular" svg:font-family="Minion-Regular" style:font-family-generic="roman" style:font-pitch="variable"/>
    <style:font-face style:name="Adobe Fan Heiti Std B" svg:font-family="'Adobe Fan Heiti Std B'" style:font-family-generic="swiss" style:font-pitch="variable"/>
    <style:font-face style:name="Adobe Gothic Std B" svg:font-family="'Adobe Gothic Std B'" style:font-adornments="B" style:font-family-generic="swiss" style:font-pitch="variable"/>
    <style:font-face style:name="Agency FB" svg:font-family="'Agency FB'" style:font-adornments="Fett" style:font-family-generic="swiss" style:font-pitch="variable"/>
    <style:font-face style:name="Arial Unicode MS" svg:font-family="'Arial Unicode MS'" style:font-family-generic="swiss" style:font-pitch="variable"/>
    <style:font-face style:name="Berlin Sans FB" svg:font-family="'Berlin Sans FB'" style:font-adornments="Fett" style:font-family-generic="swiss" style:font-pitch="variable"/>
    <style:font-face style:name="Calibri" svg:font-family="Calibri" style:font-adornments="Bold" style:font-family-generic="swiss" style:font-pitch="variable"/>
    <style:font-face style:name="Calibri Light" svg:font-family="'Calibri Light'" style:font-family-generic="swiss" style:font-pitch="variable"/>
    <style:font-face style:name="Candara" svg:font-family="Candara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00:59:47.548000000</meta:creation-date>
    <meta:generator>LibreOffice/4.3.2.2$Windows_x86 LibreOffice_project/edfb5295ba211bd31ad47d0bad0118690f76407d</meta:generator>
    <dc:date>2017-11-21T01:54:52.216000000</dc:date>
    <meta:editing-duration>PT7M58S</meta:editing-duration>
    <meta:editing-cycles>2</meta:editing-cycles>
    <meta:document-statistic meta:table-count="0" meta:image-count="0" meta:object-count="0" meta:page-count="2" meta:paragraph-count="44" meta:word-count="264" meta:character-count="2148" meta:non-whitespace-character-count="1941"/>
  </office:meta>
</office:document-meta>
</file>